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Times New Roman" svg:font-family="'Times New Roman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style:font-name="Times New Roman" fo:font-size="12pt" officeooo:rsid="000985af" officeooo:paragraph-rsid="0009f3b9" style:font-size-asian="16pt" style:font-size-complex="16pt"/>
    </style:style>
    <style:style style:name="P2" style:family="paragraph" style:parent-style-name="Preformatted_20_Text">
      <style:text-properties fo:font-size="16pt" officeooo:rsid="000985af" officeooo:paragraph-rsid="000985af" style:font-size-asian="16pt" style:font-size-complex="16pt"/>
    </style:style>
    <style:style style:name="P3" style:family="paragraph" style:parent-style-name="Preformatted_20_Text">
      <style:text-properties fo:font-size="16pt" officeooo:rsid="000985af" officeooo:paragraph-rsid="0009f3b9" style:font-size-asian="16pt" style:font-size-complex="16pt"/>
    </style:style>
    <style:style style:name="P4" style:family="paragraph" style:parent-style-name="Preformatted_20_Text">
      <style:text-properties fo:font-size="12pt" officeooo:rsid="000985af" officeooo:paragraph-rsid="000985af" style:font-size-asian="12pt" style:font-size-complex="12pt"/>
    </style:style>
    <style:style style:name="P5" style:family="paragraph" style:parent-style-name="Preformatted_20_Text">
      <style:text-properties fo:font-size="12pt" officeooo:rsid="000985af" officeooo:paragraph-rsid="0009f3b9" style:font-size-asian="12pt" style:font-size-complex="12pt"/>
    </style:style>
    <style:style style:name="P6" style:family="paragraph" style:parent-style-name="Preformatted_20_Text">
      <style:text-properties fo:font-size="12pt" officeooo:rsid="0009f3b9" officeooo:paragraph-rsid="0009f3b9" style:font-size-asian="12pt" style:font-size-complex="12pt"/>
    </style:style>
    <style:style style:name="P7" style:family="paragraph" style:parent-style-name="Preformatted_20_Text">
      <style:text-properties fo:font-size="12pt" officeooo:rsid="000985af" officeooo:paragraph-rsid="000985af" style:font-size-asian="10.5pt" style:font-size-complex="12pt"/>
    </style:style>
    <style:style style:name="P8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officeooo:rsid="0009f3b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/>*********************************************</text:p>
      <text:p text:style-name="P4"><text:s/>* Last Name: <text:s text:c="2"/>Iremadze</text:p>
      <text:p text:style-name="P4"><text:s/>* First Name: <text:s/>Luke</text:p>
      <text:p text:style-name="P4"><text:s/>* Student ID: <text:s/>10163614</text:p>
      <text:p text:style-name="P4"><text:s/>* Course: <text:s text:c="5"/>CPSC 457</text:p>
      <text:p text:style-name="P4"><text:s/>* Tutorial: <text:s text:c="3"/>T02</text:p>
      <text:p text:style-name="P4"><text:s/>* Assignment: <text:s/>2</text:p>
      <text:p text:style-name="P4"><text:s/>* Question: <text:s text:c="3"/>Q4</text:p>
      <text:p text:style-name="P4"><text:s/>*</text:p>
      <text:p text:style-name="P4"><text:s/>* File name: Q4-strace.pdf</text:p>
      <text:p text:style-name="P4"><text:s/>*********************************************</text:p>
      <text:p text:style-name="P2"/>
      <text:p text:style-name="P2">Discussion of Results</text:p>
      <text:p text:style-name="P2"/>
      <text:p text:style-name="P7">The results were surprisingly unexpected.</text:p>
      <text:p text:style-name="P7"/>
      <text:p text:style-name="P7">I though that the bash script would have ran at a faster speed but from my examination the result showed an 89.19% better runtime, nearly double!</text:p>
      <text:p text:style-name="P2"/>
      <text:p text:style-name="P5">Most of the time was spent in wait4 section of the system call, which could <text:span text:style-name="T1">be caused by the pipes we have integrated with the script commands. (Zimmer)</text:span></text:p>
      <text:p text:style-name="P5"/>
      <text:p text:style-name="P5"><text:span text:style-name="T1">On one hand this saved us a lot of coding time, but on the other it seems to be less efficient. We should choose to use the scripting method unless we have a mission critical situation which requires every drop of performance.</text:span></text:p>
      <text:p text:style-name="P5"/>
      <text:p text:style-name="P6">Source:</text:p>
      <text:p text:style-name="P1"><text:bookmark text:name="a0"/>Zimmer, O. (2017, June 13). How to get a process out of a wait4() system call - Quora. Retrieved from https://www.quora.com/How-do-I-get-a-process-out-of-a-wait4-system-call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Strace from own program</text:p>
      <text:p text:style-name="Preformatted_20_Text">bash-4.4$ strace -c time ./scan c 2</text:p>
      <text:p text:style-name="Preformatted_20_Text">Found 8 files:</text:p>
      <text:p text:style-name="Preformatted_20_Text"><text:s text:c="9"/>: 32764</text:p>
      <text:p text:style-name="Preformatted_20_Text"><text:s text:c="8"/>./scan.c : 2596</text:p>
      <text:p text:style-name="Preformatted_20_Text">Total size: 3933 bytes.</text:p>
      <text:p text:style-name="Preformatted_20_Text">0.00user 0.00system 0:00.00elapsed 60%CPU (0avgtext+0avgdata 3004maxresident)k</text:p>
      <text:p text:style-name="Preformatted_20_Text">0inputs+0outputs (0major+343minor)pagefaults 0swaps</text:p>
      <text:p text:style-name="Preformatted_20_Text">% time <text:s text:c="4"/>seconds <text:s/>usecs/call <text:s text:c="4"/>calls <text:s text:c="3"/>errors syscall</text:p>
      <text:p text:style-name="Preformatted_20_Text">------ ----------- ----------- --------- --------- ----------------</text:p>
      <text:p text:style-name="Preformatted_20_Text"><text:s/>70.38 <text:s text:c="3"/>0.002214 <text:s text:c="7"/>2214 <text:s text:c="8"/>1 <text:s text:c="10"/>wait4</text:p>
      <text:p text:style-name="Preformatted_20_Text"><text:s/>21.90 <text:s text:c="3"/>0.000689 <text:s text:c="10"/>6 <text:s text:c="6"/>112 <text:s text:c="10"/>write</text:p>
      <text:p text:style-name="Preformatted_20_Text"><text:s text:c="2"/>2.16 <text:s text:c="3"/>0.000068 <text:s text:c="10"/>3 <text:s text:c="7"/>18 <text:s text:c="7"/>16 openat</text:p>
      <text:p text:style-name="Preformatted_20_Text"><text:s text:c="2"/>1.24 <text:s text:c="3"/>0.000039 <text:s text:c="9"/>39 <text:s text:c="8"/>1 <text:s text:c="10"/>clone</text:p>
      <text:p text:style-name="Preformatted_20_Text"><text:s text:c="2"/>1.05 <text:s text:c="3"/>0.000033 <text:s text:c="10"/>4 <text:s text:c="8"/>8 <text:s text:c="8"/>7 stat</text:p>
      <text:p text:style-name="Preformatted_20_Text"><text:s text:c="2"/>0.99 <text:s text:c="3"/>0.000031 <text:s text:c="10"/>6 <text:s text:c="8"/>5 <text:s text:c="10"/>mmap</text:p>
      <text:p text:style-name="Preformatted_20_Text"><text:s text:c="2"/>0.83 <text:s text:c="3"/>0.000026 <text:s text:c="10"/>6 <text:s text:c="8"/>4 <text:s text:c="10"/>mprotect</text:p>
      <text:p text:style-name="Preformatted_20_Text"><text:s text:c="2"/>0.41 <text:s text:c="3"/>0.000013 <text:s text:c="10"/>3 <text:s text:c="8"/>4 <text:s text:c="10"/>rt_sigaction</text:p>
      <text:p text:style-name="Preformatted_20_Text"><text:s text:c="2"/>0.38 <text:s text:c="3"/>0.000012 <text:s text:c="9"/>12 <text:s text:c="8"/>1 <text:s text:c="10"/>munmap</text:p>
      <text:p text:style-name="Preformatted_20_Text"><text:s text:c="2"/>0.22 <text:s text:c="3"/>0.000007 <text:s text:c="10"/>3 <text:s text:c="8"/>2 <text:s text:c="10"/>close</text:p>
      <text:p text:style-name="Preformatted_20_Text"><text:s text:c="2"/>0.22 <text:s text:c="3"/>0.000007 <text:s text:c="10"/>3 <text:s text:c="8"/>2 <text:s text:c="10"/>fstat</text:p>
      <text:p text:style-name="Preformatted_20_Text"><text:s text:c="2"/>0.13 <text:s text:c="3"/>0.000004 <text:s text:c="10"/>4 <text:s text:c="8"/>1 <text:s text:c="10"/>read</text:p>
      <text:p text:style-name="Preformatted_20_Text"><text:s text:c="2"/>0.10 <text:s text:c="3"/>0.000003 <text:s text:c="10"/>3 <text:s text:c="8"/>1 <text:s text:c="10"/>arch_prctl</text:p>
      <text:p text:style-name="Preformatted_20_Text"><text:s text:c="2"/>0.00 <text:s text:c="3"/>0.000000 <text:s text:c="10"/>0 <text:s text:c="8"/>1 <text:s text:c="10"/>brk</text:p>
      <text:p text:style-name="Preformatted_20_Text"><text:s text:c="2"/>0.00 <text:s text:c="3"/>0.000000 <text:s text:c="10"/>0 <text:s text:c="8"/>1 <text:s text:c="8"/>1 access</text:p>
      <text:p text:style-name="Preformatted_20_Text"><text:s text:c="2"/>0.00 <text:s text:c="3"/>0.000000 <text:s text:c="10"/>0 <text:s text:c="8"/>1 <text:s text:c="10"/>execve</text:p>
      <text:p text:style-name="Preformatted_20_Text">------ ----------- ----------- --------- --------- ----------------</text:p>
      <text:p text:style-name="P8">100.00 <text:s text:c="3"/>0.003146 <text:s text:c="18"/>163 <text:s text:c="7"/>24 total</text:p>
      <text:p text:style-name="P2">Strace from bash script</text:p>
      <text:p text:style-name="Preformatted_20_Text">bash-4.4$ strace -c time sh scan.sh c 2</text:p>
      <text:p text:style-name="Preformatted_20_Text">./scan.c 2596</text:p>
      <text:p text:style-name="Preformatted_20_Text">./myFind.c 1337</text:p>
      <text:p text:style-name="Preformatted_20_Text">Total size: 3933</text:p>
      <text:p text:style-name="Preformatted_20_Text">0.00user 0.00system 0:00.00elapsed 116%CPU (0avgtext+0avgdata 3684maxresident)k</text:p>
      <text:p text:style-name="Preformatted_20_Text">0inputs+0outputs (0major+908minor)pagefaults 0swaps</text:p>
      <text:p text:style-name="Preformatted_20_Text">% time <text:s text:c="4"/>seconds <text:s/>usecs/call <text:s text:c="4"/>calls <text:s text:c="3"/>errors syscall</text:p>
      <text:p text:style-name="Preformatted_20_Text">------ ----------- ----------- --------- --------- ----------------</text:p>
      <text:p text:style-name="Preformatted_20_Text"><text:s/>81.28 <text:s text:c="3"/>0.004838 <text:s text:c="7"/>4838 <text:s text:c="8"/>1 <text:s text:c="10"/>wait4</text:p>
      <text:p text:style-name="Preformatted_20_Text"><text:s text:c="2"/>7.04 <text:s text:c="3"/>0.000419 <text:s text:c="10"/>3 <text:s text:c="6"/>112 <text:s text:c="10"/>write</text:p>
      <text:p text:style-name="Preformatted_20_Text"><text:s text:c="2"/>3.14 <text:s text:c="3"/>0.000187 <text:s text:c="9"/>10 <text:s text:c="7"/>18 <text:s text:c="7"/>16 openat</text:p>
      <text:p text:style-name="Preformatted_20_Text"><text:s text:c="2"/>1.78 <text:s text:c="3"/>0.000106 <text:s text:c="8"/>106 <text:s text:c="8"/>1 <text:s text:c="10"/>clone</text:p>
      <text:p text:style-name="Preformatted_20_Text"><text:s text:c="2"/>1.56 <text:s text:c="3"/>0.000093 <text:s text:c="9"/>11 <text:s text:c="8"/>8 <text:s text:c="8"/>7 stat</text:p>
      <text:p text:style-name="Preformatted_20_Text"><text:s text:c="2"/>1.44 <text:s text:c="3"/>0.000086 <text:s text:c="9"/>17 <text:s text:c="8"/>5 <text:s text:c="10"/>mmap</text:p>
      <text:p text:style-name="Preformatted_20_Text"><text:s text:c="2"/>1.44 <text:s text:c="3"/>0.000086 <text:s text:c="9"/>21 <text:s text:c="8"/>4 <text:s text:c="10"/>mprotect</text:p>
      <text:p text:style-name="Preformatted_20_Text"><text:s text:c="2"/>0.64 <text:s text:c="3"/>0.000038 <text:s text:c="9"/>38 <text:s text:c="8"/>1 <text:s text:c="10"/>munmap</text:p>
      <text:p text:style-name="Preformatted_20_Text"><text:s text:c="2"/>0.64 <text:s text:c="3"/>0.000038 <text:s text:c="10"/>9 <text:s text:c="8"/>4 <text:s text:c="10"/>rt_sigaction</text:p>
      <text:p text:style-name="Preformatted_20_Text"><text:s text:c="2"/>0.34 <text:s text:c="3"/>0.000020 <text:s text:c="9"/>10 <text:s text:c="8"/>2 <text:s text:c="10"/>fstat</text:p>
      <text:p text:style-name="Preformatted_20_Text"><text:s text:c="2"/>0.30 <text:s text:c="3"/>0.000018 <text:s text:c="10"/>9 <text:s text:c="8"/>2 <text:s text:c="10"/>close</text:p>
      <text:p text:style-name="Preformatted_20_Text"><text:s text:c="2"/>0.22 <text:s text:c="3"/>0.000013 <text:s text:c="9"/>13 <text:s text:c="8"/>1 <text:s text:c="10"/>read</text:p>
      <text:p text:style-name="Preformatted_20_Text"><text:s text:c="2"/>0.17 <text:s text:c="3"/>0.000010 <text:s text:c="9"/>10 <text:s text:c="8"/>1 <text:s text:c="10"/>arch_prctl</text:p>
      <text:p text:style-name="Preformatted_20_Text"><text:s text:c="2"/>0.00 <text:s text:c="3"/>0.000000 <text:s text:c="10"/>0 <text:s text:c="8"/>1 <text:s text:c="10"/>brk</text:p>
      <text:p text:style-name="Preformatted_20_Text"><text:s text:c="2"/>0.00 <text:s text:c="3"/>0.000000 <text:s text:c="10"/>0 <text:s text:c="8"/>1 <text:s text:c="8"/>1 access</text:p>
      <text:p text:style-name="Preformatted_20_Text"><text:s text:c="2"/>0.00 <text:s text:c="3"/>0.000000 <text:s text:c="10"/>0 <text:s text:c="8"/>1 <text:s text:c="10"/>execve</text:p>
      <text:p text:style-name="Preformatted_20_Text">------ ----------- ----------- --------- --------- ----------------</text:p>
      <text:p text:style-name="P8">100.00 <text:s text:c="3"/>0.005952 <text:s text:c="18"/>163 <text:s text:c="7"/>24 tot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Times New Roman" svg:font-family="'Times New Roman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5T23:08:34.822776584</meta:creation-date>
    <meta:generator>LibreOffice/6.0.7.3.0$Linux_X86_64 LibreOffice_project/00$Build-3</meta:generator>
    <dc:date>2019-02-15T23:24:55.908436397</dc:date>
    <meta:editing-duration>PT5M</meta:editing-duration>
    <meta:editing-cycles>1</meta:editing-cycles>
    <meta:document-statistic meta:table-count="0" meta:image-count="0" meta:object-count="0" meta:page-count="2" meta:paragraph-count="73" meta:word-count="432" meta:character-count="3847" meta:non-whitespace-character-count="2349"/>
  </office:meta>
</office:document-meta>
</file>